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text-underline-style="none"/>
    </style:style>
    <style:style style:name="T1" style:family="text">
      <style:text-properties fo:font-size="14pt" officeooo:rsid="000c30f7" style:font-size-asian="12.25pt" style:font-size-complex="14pt"/>
    </style:style>
    <style:style style:name="T2" style:family="text">
      <style:text-properties fo:font-size="14pt" fo:font-weight="bold" officeooo:rsid="000c30f7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c30f7" style:font-size-asian="12.25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60"/><text:span text:style-name="T4"><text:s text:c="4"/></text:span><text:span text:style-name="T2">BLOG</text:span></text:p>
      <text:p text:style-name="P1"/>
      <text:p text:style-name="P1"/>
      <text:p text:style-name="P1"/>
      <text:p text:style-name="P1"># *Creating a Department Diary Using C: Code Explanation*</text:p>
      <text:p text:style-name="P1"/>
      <text:p text:style-name="P1">In this blog, we’ll explain how the provided C program implements a *department diary* system. The program allows users to manage records, such as adding, viewing, deleting, and editing entries. This is a great educational example that showcases basic programming concepts like arrays, string handling, and user interaction.</text:p>
      <text:p text:style-name="P1"/>
      <text:p text:style-name="P1">---</text:p>
      <text:p text:style-name="P1"/>
      <text:p text:style-name="P1">## *Overview of the Program*</text:p>
      <text:p text:style-name="P1"/>
      <text:p text:style-name="P1">The program is a menu-driven application with the following features:</text:p>
      <text:p text:style-name="P1">1. *View Department Diary*: Displays all existing diary records.</text:p>
      <text:p text:style-name="P1">2. *Add Record*: Allows users to add new records to the diary.</text:p>
      <text:p text:style-name="P1">3. *Delete Record*: Removes a specific record by its serial number.</text:p>
      <text:p text:style-name="P1">4. *Edit Record*: Modifies a specific field of a given record.</text:p>
      <text:p text:style-name="P1">5. *Exit*: Ends the program.</text:p>
      <text:p text:style-name="P1"/>
      <text:p text:style-name="P1">Data is stored in a *2D array* of strings (record_entry), with a maximum capacity of 30 records. Each record contains the following fields:</text:p>
      <text:p text:style-name="P1">- *Name*: Name of the person/event.</text:p>
      <text:p text:style-name="P1">- *Address*: Location related to the event.</text:p>
      <text:p text:style-name="P1">- *Duration*: Duration of the event.</text:p>
      <text:p text:style-name="P1">- *Date*: Date of the event (format: dd/mm/yyyy).</text:p>
      <text:p text:style-name="P1">- *Time*: Time of the event.</text:p>
      <text:p text:style-name="P1"/>
      <text:p text:style-name="P1">---</text:p>
      <text:p text:style-name="P1"/>
      <text:p text:style-name="P1">## *Code Walkthrough*</text:p>
      <text:p text:style-name="P1"/>
      <text:p text:style-name="P1">### *1. Global Variables*</text:p>
      <text:p text:style-name="P1">c</text:p>
      <text:p text:style-name="P1">int set_record = 0; </text:p>
      <text:p text:style-name="P1">char record_entry[30][5][30]; // Array to store records</text:p>
      <text:p text:style-name="P1"/>
      <text:p text:style-name="P1">- set_record: Tracks the number of existing records.</text:p>
      <text:p text:style-name="P1">- record_entry: A 3D array where:</text:p>
      <text:p text:style-name="P1"><text:s text:c="2"/>- The first dimension (30) represents the maximum number of records.</text:p>
      <text:p text:style-name="P1"><text:s text:c="2"/>- The second dimension (5) holds the five fields for each record (name, address, etc.).</text:p>
      <text:p text:style-name="P1"><text:s text:c="2"/>- The third dimension (30) sets the maximum character limit for each field.</text:p>
      <text:p text:style-name="P1"/>
      <text:p text:style-name="P1">---</text:p>
      <text:p text:style-name="P1"/>
      <text:p text:style-name="P1">### *2. Main Function*</text:p>
      <text:p text:style-name="P1">c</text:p>
      <text:p text:style-name="P1">int main() {</text:p>
      <text:p text:style-name="P1"><text:s text:c="4"/>int choice;</text:p>
      <text:p text:style-name="P1"><text:s text:c="4"/>char cont;</text:p>
      <text:p text:style-name="P1"><text:soft-page-break/></text:p>
      <text:p text:style-name="P1"><text:s text:c="4"/>do {</text:p>
      <text:p text:style-name="P1"><text:s text:c="8"/>// Menu for operations</text:p>
      <text:p text:style-name="P1"><text:s text:c="8"/>printf("\n1. View Department Diary");</text:p>
      <text:p text:style-name="P1"><text:s text:c="8"/>printf("\n2. Add Record to Department Diary");</text:p>
      <text:p text:style-name="P1"><text:s text:c="8"/>printf("\n3. Delete Department Diary Records");</text:p>
      <text:p text:style-name="P1"><text:s text:c="8"/>printf("\n4. Edit Department Diary");</text:p>
      <text:p text:style-name="P1"><text:s text:c="8"/>printf("\n5. Exit");</text:p>
      <text:p text:style-name="P1"><text:s text:c="8"/>printf("\nEnter your choice: ");</text:p>
      <text:p text:style-name="P1"><text:s text:c="8"/>scanf("%d", &amp;choice);</text:p>
      <text:p text:style-name="P1"/>
      <text:p text:style-name="P1"><text:s text:c="8"/>switch (choice) {</text:p>
      <text:p text:style-name="P1"><text:s text:c="12"/>case 1: view_diary(); break;</text:p>
      <text:p text:style-name="P1"><text:s text:c="12"/>case 2: add_record(); break;</text:p>
      <text:p text:style-name="P1"><text:s text:c="12"/>case 3: delete_record(); break;</text:p>
      <text:p text:style-name="P1"><text:s text:c="12"/>case 4: edit_record(); break;</text:p>
      <text:p text:style-name="P1"><text:s text:c="12"/>case 5: printf("Exiting...\n"); return 0;</text:p>
      <text:p text:style-name="P1"><text:s text:c="12"/>default: printf("\nInvalid input. Please try again.\n");</text:p>
      <text:p text:style-name="P1"><text:s text:c="8"/>}</text:p>
      <text:p text:style-name="P1"/>
      <text:p text:style-name="P1"><text:s text:c="8"/>printf("Continue? [Y/N]: ");</text:p>
      <text:p text:style-name="P1"><text:s text:c="8"/>scanf(" %c", &amp;cont);</text:p>
      <text:p text:style-name="P1"/>
      <text:p text:style-name="P1"><text:s text:c="4"/>} while (cont == 'y' || cont == 'Y');</text:p>
      <text:p text:style-name="P1"/>
      <text:p text:style-name="P1"><text:s text:c="4"/>return 0;</text:p>
      <text:p text:style-name="P1">}</text:p>
      <text:p text:style-name="P1"/>
      <text:p text:style-name="P1"/>
      <text:p text:style-name="P1">The *main function* provides a menu-based interface for interacting with the diary. Key points:</text:p>
      <text:p text:style-name="P1">- A do-while loop ensures the menu is repeatedly displayed until the user chooses to exit (choice == 5).</text:p>
      <text:p text:style-name="P1">- The switch statement handles the selected operation by calling the appropriate function.</text:p>
      <text:p text:style-name="P1">- The cont variable determines whether the user wants to continue using the program.</text:p>
      <text:p text:style-name="P1"/>
      <text:p text:style-name="P1">---</text:p>
      <text:p text:style-name="P1"/>
      <text:p text:style-name="P1">### *3. View Diary*</text:p>
      <text:p text:style-name="P1">c</text:p>
      <text:p text:style-name="P1">void view_diary() {</text:p>
      <text:p text:style-name="P1"><text:s text:c="4"/>printf("\nSr.No\tName\tAddress\t\tDuration\tDate\t\tTime\n");</text:p>
      <text:p text:style-name="P1"><text:s text:c="4"/>printf("---------------------------------------------------------------\n");</text:p>
      <text:p text:style-name="P1"><text:s text:c="4"/>for (int j = 0; j &lt; set_record; j++) {</text:p>
      <text:p text:style-name="P1"><text:s text:c="8"/>printf("%d\t", j + 1);</text:p>
      <text:p text:style-name="P1"><text:s text:c="8"/>for (int k = 0; k &lt; 5; k++) {</text:p>
      <text:p text:style-name="P1"><text:s text:c="12"/>printf("%s\t", record_entry[j][k]);</text:p>
      <text:p text:style-name="P1"><text:s text:c="8"/>}</text:p>
      <text:p text:style-name="P1"><text:s text:c="8"/>printf("\n");</text:p>
      <text:p text:style-name="P1"><text:s text:c="4"/>}</text:p>
      <text:p text:style-name="P1">}</text:p>
      <text:p text:style-name="P1"/>
      <text:p text:style-name="P1">This function:</text:p>
      <text:p text:style-name="P1"><text:soft-page-break/>- Prints all stored records with a structured format.</text:p>
      <text:p text:style-name="P1">- Iterates through each record using the outer loop (j for records).</text:p>
      <text:p text:style-name="P1">- Iterates through each field of a record using the inner loop (k for fields).</text:p>
      <text:p text:style-name="P1">- Displays an empty list if set_record is 0.</text:p>
      <text:p text:style-name="P1"/>
      <text:p text:style-name="P1">---</text:p>
      <text:p text:style-name="P1"/>
      <text:p text:style-name="P1">### *4. Add Record*</text:p>
      <text:p text:style-name="P1">c</text:p>
      <text:p text:style-name="P1">void add_record() {</text:p>
      <text:p text:style-name="P1"><text:s text:c="4"/>int num_records;</text:p>
      <text:p text:style-name="P1"><text:s text:c="4"/>printf("Enter number of records to be added: ");</text:p>
      <text:p text:style-name="P1"><text:s text:c="4"/>scanf("%d", &amp;num_records);</text:p>
      <text:p text:style-name="P1"/>
      <text:p text:style-name="P1"><text:s text:c="4"/>if (set_record + num_records &gt; 30) {</text:p>
      <text:p text:style-name="P1"><text:s text:c="8"/>printf("Error: Exceeding record limit of 30.\n");</text:p>
      <text:p text:style-name="P1"><text:s text:c="8"/>return;</text:p>
      <text:p text:style-name="P1"><text:s text:c="4"/>}</text:p>
      <text:p text:style-name="P1"/>
      <text:p text:style-name="P1"><text:s text:c="4"/>for (int i = 0; i &lt; num_records; i++) {</text:p>
      <text:p text:style-name="P1"><text:s text:c="8"/>printf("\nEnter details for record %d:\n", set_record + 1);</text:p>
      <text:p text:style-name="P1"><text:s text:c="8"/>printf("Name: ");</text:p>
      <text:p text:style-name="P1"><text:s text:c="8"/>scanf("%s", record_entry[set_record][0]);</text:p>
      <text:p text:style-name="P1"><text:s text:c="8"/>printf("Address: ");</text:p>
      <text:p text:style-name="P1"><text:s text:c="8"/>scanf("%s", record_entry[set_record][1]);</text:p>
      <text:p text:style-name="P1"><text:s text:c="8"/>printf("Duration: ");</text:p>
      <text:p text:style-name="P1"><text:s text:c="8"/>scanf("%s", record_entry[set_record][2]);</text:p>
      <text:p text:style-name="P1"><text:s text:c="8"/>printf("Date: ");</text:p>
      <text:p text:style-name="P1"><text:s text:c="8"/>scanf("%s", record_entry[set_record][3]);</text:p>
      <text:p text:style-name="P1"><text:s text:c="8"/>printf("Time: ");</text:p>
      <text:p text:style-name="P1"><text:s text:c="8"/>scanf("%s", record_entry[set_record][4]);</text:p>
      <text:p text:style-name="P1"/>
      <text:p text:style-name="P1"><text:s text:c="8"/>set_record++;</text:p>
      <text:p text:style-name="P1"><text:s text:c="4"/>}</text:p>
      <text:p text:style-name="P1">}</text:p>
      <text:p text:style-name="P1"/>
      <text:p text:style-name="P1">This function:</text:p>
      <text:p text:style-name="P1">- Asks how many records the user wants to add.</text:p>
      <text:p text:style-name="P1">- Validates that the total number of records doesn’t exceed 30.</text:p>
      <text:p text:style-name="P1">- Collects input for each record field and stores it in the record_entry array.</text:p>
      <text:p text:style-name="P1">- Increments set_record for each added record.</text:p>
      <text:p text:style-name="P1"/>
      <text:p text:style-name="P1">---</text:p>
      <text:p text:style-name="P1"/>
      <text:p text:style-name="P1">### *5. Delete Record*</text:p>
      <text:p text:style-name="P1">c</text:p>
      <text:p text:style-name="P1">void delete_record() {</text:p>
      <text:p text:style-name="P1"><text:s text:c="4"/>int record_no;</text:p>
      <text:p text:style-name="P1"><text:s text:c="4"/>printf("Enter record number to delete: ");</text:p>
      <text:p text:style-name="P1"><text:s text:c="4"/>scanf("%d", &amp;record_no);</text:p>
      <text:p text:style-name="P1"/>
      <text:p text:style-name="P1"><text:s text:c="4"/>if (record_no &lt; 1 || record_no &gt; set_record) {</text:p>
      <text:p text:style-name="P1"><text:soft-page-break/><text:s text:c="8"/>printf("Error: Invalid record number.\n");</text:p>
      <text:p text:style-name="P1"><text:s text:c="8"/>return;</text:p>
      <text:p text:style-name="P1"><text:s text:c="4"/>}</text:p>
      <text:p text:style-name="P1"/>
      <text:p text:style-name="P1"><text:s text:c="4"/>for (int i = record_no - 1; i &lt; set_record - 1; i++) {</text:p>
      <text:p text:style-name="P1"><text:s text:c="8"/>for (int j = 0; j &lt; 5; j++) {</text:p>
      <text:p text:style-name="P1"><text:s text:c="12"/>strcpy(record_entry[i][j], record_entry[i + 1][j]);</text:p>
      <text:p text:style-name="P1"><text:s text:c="8"/>}</text:p>
      <text:p text:style-name="P1"><text:s text:c="4"/>}</text:p>
      <text:p text:style-name="P1"/>
      <text:p text:style-name="P1"><text:s text:c="4"/>set_record--;</text:p>
      <text:p text:style-name="P1"><text:s text:c="4"/>printf("Record deleted successfully.\n");</text:p>
      <text:p text:style-name="P1">}</text:p>
      <text:p text:style-name="P1"/>
      <text:p text:style-name="P1">This function:</text:p>
      <text:p text:style-name="P1">- Deletes a specific record by its serial number.</text:p>
      <text:p text:style-name="P1">- Shifts subsequent records up in the array to maintain continuity.</text:p>
      <text:p text:style-name="P1">- Decreases set_record to reflect the reduced record count.</text:p>
      <text:p text:style-name="P1"/>
      <text:p text:style-name="P1">---</text:p>
      <text:p text:style-name="P1"/>
      <text:p text:style-name="P1">### *6. Edit Record*</text:p>
      <text:p text:style-name="P1">c</text:p>
      <text:p text:style-name="P1">void edit_record() {</text:p>
      <text:p text:style-name="P1"><text:s text:c="4"/>int record_no, field_no;</text:p>
      <text:p text:style-name="P1"><text:s text:c="4"/>printf("Enter record number to edit: ");</text:p>
      <text:p text:style-name="P1"><text:s text:c="4"/>scanf("%d", &amp;record_no);</text:p>
      <text:p text:style-name="P1"/>
      <text:p text:style-name="P1"><text:s text:c="4"/>if (record_no &lt; 1 || record_no &gt; set_record) {</text:p>
      <text:p text:style-name="P1"><text:s text:c="8"/>printf("Error: Invalid record number.\n");</text:p>
      <text:p text:style-name="P1"><text:s text:c="8"/>return;</text:p>
      <text:p text:style-name="P1"><text:s text:c="4"/>}</text:p>
      <text:p text:style-name="P1"/>
      <text:p text:style-name="P1"><text:s text:c="4"/>printf("1. Name\n2. Address\n3. Duration\n4. Date\n5. Time\n");</text:p>
      <text:p text:style-name="P1"><text:s text:c="4"/>printf("Enter field number to edit: ");</text:p>
      <text:p text:style-name="P1"><text:s text:c="4"/>scanf("%d", &amp;field_no);</text:p>
      <text:p text:style-name="P1"/>
      <text:p text:style-name="P1"><text:s text:c="4"/>if (field_no &lt; 1 || field_no &gt; 5) {</text:p>
      <text:p text:style-name="P1"><text:s text:c="8"/>printf("Error: Invalid field number.\n");</text:p>
      <text:p text:style-name="P1"><text:s text:c="8"/>return;</text:p>
      <text:p text:style-name="P1"><text:s text:c="4"/>}</text:p>
      <text:p text:style-name="P1"/>
      <text:p text:style-name="P1"><text:s text:c="4"/>printf("Enter new value: ");</text:p>
      <text:p text:style-name="P1"><text:s text:c="4"/>scanf("%s", record_entry[record_no - 1][field_no - 1]);</text:p>
      <text:p text:style-name="P1"><text:s text:c="4"/>printf("Record updated successfully.\n");</text:p>
      <text:p text:style-name="P1">}</text:p>
      <text:p text:style-name="P1"/>
      <text:p text:style-name="P1">This function:</text:p>
      <text:p text:style-name="P1">- Edits a specific field of a given record.</text:p>
      <text:p text:style-name="P1">- Validates the record number and field number.</text:p>
      <text:p text:style-name="P1">- Updates the field value in the record_entry array.</text:p>
      <text:p text:style-name="P1"/>
      <text:p text:style-name="P1"><text:soft-page-break/>---</text:p>
      <text:p text:style-name="P1"/>
      <text:p text:style-name="P1">## *Conclusion*</text:p>
      <text:p text:style-name="P1">This program is a simple yet powerful example of using C to manage structured data. By working through this example, you can learn:</text:p>
      <text:p text:style-name="P1">1. *Basic array manipulation*.</text:p>
      <text:p text:style-name="P1">2. *String handling* with scanf and strcpy.</text:p>
      <text:p text:style-name="P1">3. *Menu-driven programming* for user interaction.</text:p>
      <text:p text:style-name="P1"/>
      <text:p text:style-name="P1">To improve the program further:</text:p>
      <text:p text:style-name="P1">- Add file handling for data persistence.</text:p>
      <text:p text:style-name="P1">- Validate input formats (e.g., date and time).</text:p>
      <text:p text:style-name="P1">- Enhance the interface for better user experi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8T12:18:38.153682100</meta:creation-date>
    <dc:date>2024-11-28T12:20:09.829479176</dc:date>
    <meta:editing-duration>PT1M31S</meta:editing-duration>
    <meta:editing-cycles>1</meta:editing-cycles>
    <meta:document-statistic meta:table-count="0" meta:image-count="0" meta:object-count="0" meta:page-count="5" meta:paragraph-count="169" meta:word-count="894" meta:character-count="6406" meta:non-whitespace-character-count="5060"/>
    <meta:generator>LibreOffice/6.4.7.2$Linux_X86_64 LibreOffice_project/40$Build-2</meta:generator>
  </office:meta>
</office:document-meta>
</file>